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f2" svg:font-family="ff2"/>
    <style:font-face style:name="ff6" svg:font-family="ff6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97%"/>
      <style:text-properties fo:font-variant="normal" fo:text-transform="none" style:font-name="ff2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text-properties fo:font-variant="normal" fo:text-transform="none" style:font-name="ff2" fo:font-size="11pt" fo:letter-spacing="normal" fo:font-style="normal" fo:font-weight="normal" style:font-size-asian="11pt" style:font-size-complex="11pt"/>
    </style:style>
    <style:style style:name="P3" style:family="paragraph" style:parent-style-name="Standard">
      <style:paragraph-properties fo:line-height="97%"/>
      <style:text-properties fo:font-variant="normal" fo:text-transform="none" style:font-name="ff2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line-height="63%"/>
      <style:text-properties fo:font-variant="normal" fo:text-transform="none" style:font-name="ff6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line-height="97%" fo:text-indent="0in" style:auto-text-indent="false"/>
      <style:text-properties fo:font-variant="normal" fo:text-transform="none" style:font-name="ff2" fo:font-size="12pt" fo:letter-spacing="normal" fo:font-style="normal" fo:font-weight="normal" style:font-size-asian="12pt" style:font-size-complex="12pt"/>
    </style:style>
    <style:style style:name="T1" style:family="text">
      <style:text-properties officeooo:rsid="00181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MS <text:span text:style-name="T1">configuration tuning</text:span> have several limitations. Firstly, they adopt a</text:p>
      <text:p text:style-name="P1">pipelined learning model but cannot optimize the overall</text:p>
      <text:p text:style-name="P6">performance in an end-to-end manner. Secondly, they rely</text:p>
      <text:p text:style-name="P1">on large-scale high-quality training samples which are hard</text:p>
      <text:p text:style-name="P6">to obtain. Thirdly, there are a large number of knobs that</text:p>
      <text:p text:style-name="P1">are in continuous space and have unseen dependencies, and</text:p>
      <text:p text:style-name="P1">they cannot recommend reasonable congurations in such</text:p>
      <text:p text:style-name="P6">high-dimensional continuous space. Lastly, in cloud environ-</text:p>
      <text:p text:style-name="P1">ment, they can hardly cope with the changes of hardware</text:p>
      <text:p text:style-name="P1">congurations and workloads, and have poor adaptability.</text:p>
      <text:p text:style-name="P5"/>
      <text:p text:style-name="P2">deep deterministic</text:p>
      <text:p text:style-name="P3">policy gradient method to nd the optimal congurations</text:p>
      <text:p text:style-name="P3">in high-dimensional continuous space.</text:p>
      <text:p text:style-name="P4">CDBTune</text:p>
      <text:p text:style-name="P3">adopts a</text:p>
      <text:p text:style-name="P3">try-and-error strategy to learn knob settings with a limited</text:p>
      <text:p text:style-name="P3">number of samples to accomplish the initial training, which</text:p>
      <text:p text:style-name="P3">alleviates the diculty of collecting massive high-quality</text:p>
      <text:p text:style-name="P3">samples.</text:p>
      <text:p text:style-name="Standard"><text:line-break/>performance of database management systems (DBMSs)</text:p>
      <text:p text:style-name="Standard">relies on hundreds of tunable configuration knobs. Superior knob settings can improve the performance for DBMSs</text:p>
      <text:p text:style-name="Standard">(e.g., higher throughput and lower latency). However, only a</text:p>
      <text:p text:style-name="Standard">few experienced database administrators (DBAs) master the</text:p>
      <text:p text:style-name="Standard">skills of setting appropriate knob configurations. In cloud</text:p>
      <text:p text:style-name="Standard">databases (CDB), however, even the most experienced DBAs</text:p>
      <text:p text:style-name="Standard">cannot solve most of the tuning problems.</text:p>
      <text:p text:style-name="Standard"/>
      <text:p text:style-name="Standard">There are two classes of representative studies in DBMS</text:p>
      <text:p text:style-name="Standard">configuration tuning: search-based methods [55] and learningbased methods [4, 14, 35]. The search-based methods, e.g.,</text:p>
      <text:p text:style-name="Standard">BestConfig [55], search the optimal parameters based on</text:p>
      <text:p text:style-name="Standard">certain given principles. However, they have two limitations.</text:p>
      <text:p text:style-name="Standard">Firstly, they spend a great amount of time on searching the</text:p>
      <text:p text:style-name="Standard">optimal configurations. Secondly, they restart the search processing whenever a new tuning request comes, and thus fail</text:p>
      <text:p text:style-name="Standard">to utilize knowledge gained from previous tuning effor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f2" svg:font-family="ff2"/>
    <style:font-face style:name="ff6" svg:font-family="ff6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1:35:54.698857269</meta:creation-date>
    <dc:date>2019-10-08T16:50:44.551518904</dc:date>
    <meta:editing-duration>PT4H54M</meta:editing-duration>
    <meta:editing-cycles>1</meta:editing-cycles>
    <meta:document-statistic meta:table-count="0" meta:image-count="0" meta:object-count="0" meta:page-count="1" meta:paragraph-count="33" meta:word-count="274" meta:character-count="1853" meta:non-whitespace-character-count="1620"/>
    <meta:generator>LibreOffice/6.0.7.3$Linux_X86_64 LibreOffice_project/00m0$Build-3</meta:generator>
  </office:meta>
</office:document-meta>
</file>